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draw:auto-grow-height="true" fo:min-height="18.501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Image_20_Master_20_-_20_Black_20_Title-title">
      <style:graphic-properties draw:auto-grow-height="true" fo:min-height="3.507cm"/>
    </style:style>
    <style:style style:name="pr6" style:family="presentation" style:parent-style-name="Image_20_Master_20_-_20_Black_20_Title-notes">
      <style:graphic-properties draw:fill-color="#ffffff" draw:auto-grow-height="true" fo:min-height="12.573cm"/>
    </style:style>
    <style:style style:name="pr7" style:family="presentation" style:parent-style-name="Image_20_Master_20_-_20_Black_20_Title-subtitle">
      <style:graphic-properties draw:fill-color="#ffffff" fo:min-height="19.875cm"/>
    </style:style>
    <style:style style:name="pr8" style:family="presentation" style:parent-style-name="Text_20_Master-title">
      <style:graphic-properties draw:auto-grow-height="true" fo:min-height="4.5cm"/>
    </style:style>
    <style:style style:name="pr9" style:family="presentation" style:parent-style-name="Text_20_Master-subtitle">
      <style:graphic-properties draw:fill-color="#ffffff" fo:min-height="14.875cm"/>
    </style:style>
    <style:style style:name="pr10" style:family="presentation" style:parent-style-name="Text_20_Master-notes">
      <style:graphic-properties draw:fill-color="#ffffff" draw:auto-grow-height="true" fo:min-height="12.573cm"/>
    </style:style>
    <style:style style:name="pr11" style:family="presentation" style:parent-style-name="Text_20_Master-title">
      <style:graphic-properties draw:auto-grow-height="true" fo:min-height="6.001cm"/>
    </style:style>
    <style:style style:name="pr12" style:family="presentation" style:parent-style-name="Text_20_Master-title">
      <style:graphic-properties draw:auto-grow-height="true" fo:min-height="19.023cm"/>
    </style:style>
    <style:style style:name="P1" style:family="paragraph">
      <style:text-properties fo:color="#0066cc" fo:font-family="Optima" style:font-style-name="ExtraBlack" style:font-pitch="variable" fo:font-size="105pt" fo:font-weight="bold" style:font-size-asian="105pt" style:font-weight-asian="bold" style:font-size-complex="105pt" style:font-weight-complex="bold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center"/>
    </style:style>
    <style:style style:name="P5" style:family="paragraph">
      <style:text-properties fo:color="#ffffff" fo:font-weight="bold" style:font-weight-asian="bold" style:font-weight-complex="bold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text-properties fo:font-family="Optima" style:font-pitch="variable" fo:font-size="72pt" fo:font-weight="bold" style:font-size-asian="72pt" style:font-weight-asian="bold" style:font-size-complex="72pt" style:font-weight-complex="bold"/>
    </style:style>
    <style:style style:name="P8" style:family="paragraph">
      <style:text-properties fo:color="#ffffff" fo:text-shadow="1pt 1pt" fo:font-weight="bold" style:font-weight-asian="bold" style:font-weight-complex="bold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LucidaGrande" fo:font-size="20pt" style:font-family-asian="LucidaGrande" style:font-size-asian="22pt" style:font-family-complex="LucidaGrande" style:font-size-complex="12.5pt"/>
    </style:style>
    <style:style style:name="P12" style:family="paragraph">
      <style:text-properties fo:color="#666666"/>
    </style:style>
    <style:style style:name="P13" style:family="paragraph">
      <style:paragraph-properties fo:text-align="center"/>
      <style:text-properties fo:color="#0066cc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0066cc" fo:font-family="Optima" style:font-style-name="ExtraBlack" style:font-pitch="variable" fo:font-size="105pt" fo:font-weight="bold" style:font-size-asian="105pt" style:font-weight-asian="bold" style:font-size-complex="105pt" style:font-weight-complex="bold"/>
    </style:style>
    <style:style style:name="T2" style:family="text">
      <style:text-properties fo:color="#ffffff"/>
    </style:style>
    <style:style style:name="T3" style:family="text">
      <style:text-properties fo:color="#0066cc" fo:font-family="Optima" style:font-pitch="variable"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color="#666666" fo:font-family="Optima" style:font-pitch="variable" fo:font-size="72pt" fo:font-weight="bold" style:font-size-asian="72pt" style:font-weight-asian="bold" style:font-size-complex="72pt" style:font-weight-complex="bold"/>
    </style:style>
    <style:style style:name="T8" style:family="text">
      <style:text-properties fo:color="#666666" fo:font-family="Optima" style:font-pitch="variable" fo:font-size="50pt" fo:font-weight="bold" style:font-size-asian="50pt" style:font-weight-asian="bold" style:font-size-complex="50pt" style:font-weight-complex="bold"/>
    </style:style>
    <style:style style:name="T9" style:family="text">
      <style:text-properties fo:color="#0066cc" fo:font-family="Optima" style:font-pitch="variable" fo:font-size="72pt" fo:text-shadow="1pt 1pt" fo:font-weight="bold" style:font-size-asian="72pt" style:font-weight-asian="bold" style:font-size-complex="72pt" style:font-weight-complex="bold"/>
    </style:style>
    <style:style style:name="T10" style:family="text">
      <style:text-properties fo:color="#ffffff" fo:text-shadow="1pt 1pt" fo:font-weight="bold" style:font-weight-asian="bold" style:font-weight-complex="bold"/>
    </style:style>
    <style:style style:name="T11" style:family="text">
      <style:text-properties fo:font-family="LucidaGrande" fo:font-size="22pt" style:font-family-asian="LucidaGrande" style:font-size-asian="22pt" style:font-family-complex="LucidaGrande" style:font-size-complex="12.5pt"/>
    </style:style>
    <style:style style:name="T12" style:family="text">
      <style:text-properties fo:color="#666666"/>
    </style:style>
    <style:style style:name="T13" style:family="text">
      <style:text-properties fo:color="#0066cc"/>
    </style:style>
    <style:style style:name="T14" style:family="text">
      <style:text-properties fo:color="#0066cc" fo:font-family="'Optima ExtraBold'" fo:font-size="500pt" style:font-size-asian="500pt" style:font-size-complex="50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1" draw:layer="layout" svg:width="26cm" svg:height="14.25cm" svg:x="1cm" svg:y="0.625cm" presentation:class="title" presentation:user-transformed="true">
          <draw:text-box>
            <text:p><text:span text:style-name="T1">OpenAgile Team Member Trai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text-style-name="P3" draw:layer="layout" svg:width="25.199cm" svg:height="18.501cm" svg:x="1.4cm" svg:y="1cm" presentation:class="title">
          <draw:text-box>
            <text:p><text:span text:style-name="T2">This Seminar</text:span><text:span text:style-name="T2"><text:line-break/></text:span><text:span text:style-name="T2">Our Team</text:span><text:span text:style-name="T2"><text:line-break/></text:span><text:span text:style-name="T2">Expec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>
            <draw:text-box>
              <text:p>Key Concepts...</text:p>
              <text:p/>
              <text:p>- Welcome</text:p>
              <text:p>- My name is... and this is ...</text:p>
              <text:p/>
              <text:p>- Organic Growth: explain this concept</text:p>
              <text:p/>
              <text:p>- Everything we do in this seminar has a purpose</text:p>
            </draw:text-box>
          </draw:frame>
        </presentation:notes>
      </draw:page>
      <draw:page draw:name="page3" draw:style-name="dp1" draw:master-page-name="Image_20_Master_20_-_20_Black_20_Title" presentation:presentation-page-layout-name="AL1T19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 presentation:user-transformed="true">
          <draw:text-box>
            <text:p text:style-name="P4"><text:span text:style-name="T3">Airplane</text:span><text:span text:style-name="T4"> Exerci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user-transformed="true">
            <draw:text-box>
              <text:p><text:span text:style-name="T5">We will be creating paper airplanes for distance.</text:span></text:p>
              <text:p><text:span text:style-name="T5"/></text:p>
              <text:p><text:span text:style-name="T6">Round #1</text:span><text:span text:style-name="T5"> (in a large space, try to hit facilitator)</text:span></text:p>
              <text:p><text:span text:style-name="T5"><text:s text:c="2"/></text:span><text:span text:style-name="T5">- </text:span></text:p>
              <text:p><text:span text:style-name="T5">Point out those that were close, they are the subject matter experts</text:span></text:p>
              <text:p><text:span text:style-name="T5"><text:tab/></text:span><text:span text:style-name="T5">- Now everyone to learn from a subject matter expert</text:span></text:p>
              <text:p><text:span text:style-name="T5"><text:tab/></text:span><text:span text:style-name="T5">- Destroy old planes and make new ones</text:span></text:p>
              <text:p><text:span text:style-name="T5">- Throw #2</text:span></text:p>
              <text:p><text:span text:style-name="T5"><text:tab/></text:span><text:span text:style-name="T5">- Point out more people that got close</text:span></text:p>
              <text:p><text:span text:style-name="T5"/></text:p>
              <text:p><text:span text:style-name="T5">Who was close last time, who was close this time?</text:span></text:p>
              <text:p><text:span text:style-name="T5">Each team is a subject matter expert in something</text:span></text:p>
              <text:p><text:span text:style-name="T5">Each team member can contribute to goals of the team</text:span></text:p>
            </draw:text-box>
          </draw:frame>
        </presentation:notes>
      </draw:page>
      <draw:page draw:name="page4" draw:style-name="dp1" draw:master-page-name="Image_20_Master_20_-_20_Black_20_Title" presentation:presentation-page-layout-name="AL1T19">
        <office:forms form:automatic-focus="false" form:apply-design-mode="false"/>
        <draw:frame presentation:style-name="pr5" draw:text-style-name="P6" draw:layer="layout" svg:width="25.199cm" svg:height="3.507cm" svg:x="1.4cm" svg:y="0.837cm" presentation:class="title" presentation:user-transformed="true">
          <draw:text-box>
            <text:p text:style-name="P4"><text:span text:style-name="T3">Thank 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user-transformed="true">
            <draw:text-box>
              <text:p><text:span text:style-name="T5">This seminar is always evolving.</text:span></text:p>
              <text:p><text:span text:style-name="T5"/></text:p>
              <text:p><text:span text:style-name="T5">We would like to thank each of you!</text:span></text:p>
              <text:p><text:span text:style-name="T5"><text:tab/></text:span><text:span text:style-name="T5">- For attending this seminar</text:span></text:p>
              <text:p><text:span text:style-name="T5"><text:tab/></text:span><text:span text:style-name="T5">- For participating</text:span></text:p>
              <text:p><text:span text:style-name="T5"><text:tab/></text:span><text:span text:style-name="T5">- For giving feedback at the end</text:span></text:p>
            </draw:text-box>
          </draw:frame>
        </presentation:notes>
      </draw:page>
      <draw:page draw:name="page5" draw:style-name="dp1" draw:master-page-name="Image_20_Master_20_-_20_Black_20_Title" presentation:presentation-page-layout-name="AL1T19">
        <office:forms form:automatic-focus="false" form:apply-design-mode="false"/>
        <draw:frame presentation:style-name="pr7" draw:text-style-name="P7" draw:layer="layout" svg:width="26cm" svg:height="19.875cm" svg:x="1cm" svg:y="0.501cm">
          <draw:text-box>
            <text:p><text:span text:style-name="T7">Your </text:span><text:span text:style-name="T3">Facilitator(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user-transformed="true">
            <draw:text-box>
              <text:p><text:span text:style-name="T5">- Berteig Consulting: history, products, services</text:span></text:p>
              <text:p><text:span text:style-name="T5">- Facilitators: brief overview</text:span></text:p>
              <text:p><text:span text:style-name="T5"/></text:p>
              <text:p><text:span text:style-name="T5">Participants: </text:span></text:p>
              <text:p><text:span text:style-name="T5">1. Your name (no titles of roles please)</text:span></text:p>
              <text:p><text:span text:style-name="T5">2. What do you enjoy about your job?</text:span></text:p>
              <text:p><text:span text:style-name="T5">3. What do you enjoy outside your job?</text:span></text:p>
            </draw:text-box>
          </draw:frame>
        </presentation:notes>
      </draw:page>
      <draw:page draw:name="page6" draw:style-name="dp1" draw:master-page-name="Image_20_Master_20_-_20_Black_20_Title" presentation:presentation-page-layout-name="AL1T19">
        <office:forms form:automatic-focus="false" form:apply-design-mode="false"/>
        <draw:frame presentation:style-name="pr7" draw:text-style-name="P7" draw:layer="layout" svg:width="26cm" svg:height="19.875cm" svg:x="1cm" svg:y="0.501cm">
          <draw:text-box>
            <text:p><text:span text:style-name="T7">Let's get to </text:span><text:span text:style-name="T3">know</text:span></text:p>
            <text:p><text:span text:style-name="T7">each other</text:span></text:p>
            <text:p><text:span text:style-name="T7"/></text:p>
            <text:p><text:span text:style-name="T8">1. Your name</text:span></text:p>
            <text:p><text:span text:style-name="T8">2. Enjoy about your job</text:span></text:p>
            <text:p><text:span text:style-name="T8">3. Enjoy outside your jo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user-transformed="true">
            <draw:text-box>
              <text:p><text:span text:style-name="T5">- Berteig Consulting: history, products, services</text:span></text:p>
              <text:p><text:span text:style-name="T5">- Facilitators: brief overview</text:span></text:p>
              <text:p><text:span text:style-name="T5"/></text:p>
              <text:p><text:span text:style-name="T5">Participants: </text:span></text:p>
              <text:p><text:span text:style-name="T5">1. Your name (no titles of roles please)</text:span></text:p>
              <text:p><text:span text:style-name="T5">2. What do you enjoy about your job?</text:span></text:p>
              <text:p><text:span text:style-name="T5">3. What do you enjoy outside your job?</text:span></text:p>
            </draw:text-box>
          </draw:frame>
        </presentation:notes>
      </draw:page>
      <draw:page draw:name="page7" draw:style-name="dp1" draw:master-page-name="Image_20_Master_20_-_20_Black_20_Title" presentation:presentation-page-layout-name="AL1T19">
        <office:forms form:automatic-focus="false" form:apply-design-mode="false"/>
        <draw:frame presentation:style-name="pr5" draw:text-style-name="P8" draw:layer="layout" svg:width="25.199cm" svg:height="3.507cm" svg:x="1.4cm" svg:y="0.837cm" presentation:class="title" presentation:user-transformed="true">
          <draw:text-box>
            <text:p text:style-name="P4"><text:span text:style-name="T9">Learning</text:span><text:span text:style-name="T10"> Objectiv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user-transformed="true">
            <draw:text-box>
              <text:p><text:span text:style-name="T5">1. Describe the principles and practices of the OpenAgile method</text:span></text:p>
              <text:p><text:span text:style-name="T5"/></text:p>
              <text:p><text:span text:style-name="T5">2. Perform the role of an Agile team member and use the consultative method to make team decisions</text:span></text:p>
              <text:p><text:span text:style-name="T5"/></text:p>
              <text:p><text:span text:style-name="T5">3. Understand and be to use the core types of work</text:span></text:p>
            </draw:text-box>
          </draw:frame>
        </presentation:notes>
      </draw:page>
      <draw:page draw:name="page8" draw:style-name="dp1" draw:master-page-name="Text_20_Master" presentation:presentation-page-layout-name="AL2T0">
        <office:forms form:automatic-focus="false" form:apply-design-mode="false"/>
        <draw:frame presentation:style-name="pr8" draw:layer="layout" svg:width="26cm" svg:height="4.5cm" svg:x="1cm" svg:y="1.6cm" presentation:class="title" presentation:user-transformed="true">
          <draw:text-box>
            <text:p><text:span text:style-name="T3">Dynamics</text:span> of Seminar</text:p>
          </draw:text-box>
        </draw:frame>
        <draw:frame presentation:style-name="pr9" draw:text-style-name="P7" draw:layer="layout" svg:width="26cm" svg:height="14.875cm" svg:x="1cm" svg:y="5.5cm" presentation:class="subtitle" presentation:user-transformed="true">
          <draw:text-box>
            <text:p><text:span text:style-name="T7">Exercises</text:span></text:p>
            <text:p><text:span text:style-name="T7">Team Projects</text:span></text:p>
            <text:p><text:span text:style-name="T7">Discussions</text:span></text:p>
            <text:p><text:span text:style-name="T7">Presen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573cm" svg:x="2.159cm" svg:y="13.271cm" presentation:class="notes">
            <draw:text-box>
              <text:p>Exercise to understand the concepts</text:p>
              <text:p/>
              <text:p>Team Projects to play with the concepts</text:p>
              <text:p/>
              <text:p>Discussions to problem solve</text:p>
              <text:p/>
              <text:p>Presentations to explain concepts</text:p>
            </draw:text-box>
          </draw:frame>
        </presentation:notes>
      </draw:page>
      <draw:page draw:name="page9" draw:style-name="dp1" draw:master-page-name="Text_20_Master" presentation:presentation-page-layout-name="AL2T0">
        <office:forms form:automatic-focus="false" form:apply-design-mode="false"/>
        <draw:frame presentation:style-name="pr11" draw:layer="layout" svg:width="26cm" svg:height="6.001cm" svg:x="1cm" svg:y="1cm" presentation:class="title">
          <draw:text-box>
            <text:p><text:span text:style-name="T3">Expectations</text:span> of you</text:p>
          </draw:text-box>
        </draw:frame>
        <draw:frame presentation:style-name="pr9" draw:text-style-name="P7" draw:layer="layout" svg:width="26cm" svg:height="14.875cm" svg:x="1cm" svg:y="5.5cm" presentation:class="subtitle" presentation:user-transformed="true">
          <draw:text-box>
            <text:p><text:span text:style-name="T7">Participation</text:span></text:p>
            <text:p><text:span text:style-name="T7">Respect</text:span></text:p>
            <text:p><text:span text:style-name="T7">Discipline</text:span></text:p>
            <text:p><text:span text:style-name="T7">Enjo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573cm" svg:x="2.159cm" svg:y="13.271cm" presentation:class="notes">
            <draw:text-box>
              <text:p text:style-name="P9"><text:span text:style-name="T11">- Participant and be fully engaged</text:span></text:p>
              <text:p text:style-name="P9"><text:span text:style-name="T11"/></text:p>
              <text:p text:style-name="P9"><text:span text:style-name="T11">- To demonstrate respect to each other</text:span></text:p>
              <text:p text:style-name="P9"><text:span text:style-name="T11"><text:tab/></text:span><text:span text:style-name="T11">- We will show respect to all also</text:span></text:p>
              <text:p text:style-name="P9"><text:span text:style-name="T11"/></text:p>
              <text:p text:style-name="P9"><text:span text:style-name="T11">- Stop the process if you are lost or confused</text:span></text:p>
              <text:p text:style-name="P9"><text:span text:style-name="T11"/></text:p>
              <text:p text:style-name="P9"><text:span text:style-name="T11">- Stay on schedule to the best of your ability</text:span></text:p>
              <text:p text:style-name="P10"><text:span text:style-name="T11"/></text:p>
              <text:p text:style-name="P10"><text:span text:style-name="T11">- Avoid the use of text messaging and other activities</text:span></text:p>
            </draw:text-box>
          </draw:frame>
        </presentation:notes>
      </draw:page>
      <draw:page draw:name="page10" draw:style-name="dp1" draw:master-page-name="Text_20_Master" presentation:presentation-page-layout-name="AL2T0">
        <office:forms form:automatic-focus="false" form:apply-design-mode="false"/>
        <draw:rect draw:style-name="gr2" draw:text-style-name="P4" draw:layer="layout" svg:width="29.5cm" svg:height="22.5cm" svg:x="-0.5cm" svg:y="-0.1cm">
          <text:p/>
        </draw:rect>
        <draw:frame presentation:style-name="pr11" draw:layer="layout" svg:width="26cm" svg:height="6.001cm" svg:x="1cm" svg:y="1.001cm" presentation:class="title" presentation:user-transformed="true">
          <draw:text-box>
            <text:p><text:span text:style-name="T3">Parking Lo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11" draw:layer="layout" svg:width="17.271cm" svg:height="12.573cm" svg:x="2.159cm" svg:y="13.271cm" presentation:class="notes">
            <draw:text-box>
              <text:p text:style-name="P9"><text:span text:style-name="T11">- Start and finish times for each day</text:span></text:p>
              <text:p text:style-name="P9"><text:span text:style-name="T11"/></text:p>
              <text:p text:style-name="P9"><text:span text:style-name="T11">- Breaks and lunch times</text:span></text:p>
              <text:p text:style-name="P9"><text:span text:style-name="T11"/></text:p>
              <text:p text:style-name="P9"><text:span text:style-name="T11">- Exits and rest rooms</text:span></text:p>
              <text:p text:style-name="P10"><text:span text:style-name="T11"/></text:p>
              <text:p text:style-name="P10"><text:span text:style-name="T11">- Parking Lot for questions by participants</text:span></text:p>
            </draw:text-box>
          </draw:frame>
        </presentation:notes>
      </draw:page>
      <draw:page draw:name="page11" draw:style-name="dp1" draw:master-page-name="Text_20_Master" presentation:presentation-page-layout-name="AL1T19">
        <office:forms form:automatic-focus="false" form:apply-design-mode="false"/>
        <draw:frame presentation:style-name="pr12" draw:text-style-name="P12" draw:layer="layout" svg:width="26cm" svg:height="19.023cm" svg:x="1cm" svg:y="0.977cm" presentation:class="title" presentation:user-transformed="true">
          <draw:text-box>
            <text:p><text:span text:style-name="T12">Please</text:span><text:span text:style-name="T3"> stand</text:span><text:span text:style-name="T12"> up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573cm" svg:x="2.159cm" svg:y="13.271cm" presentation:class="notes">
            <draw:text-box>
              <text:p text:style-name="P9"><text:span text:style-name="T11">Self-Organizing Exercise</text:span></text:p>
              <text:p text:style-name="P9"><text:span text:style-name="T11"/></text:p>
              <text:p text:style-name="P9"><text:span text:style-name="T11">1. How long have you worked for your current employer?</text:span></text:p>
              <text:p text:style-name="P9"><text:span text:style-name="T11"/></text:p>
              <text:p text:style-name="P9"><text:span text:style-name="T11">2. How familiar are you with Agile methods?</text:span></text:p>
              <text:p text:style-name="P10"><text:span text:style-name="T11"/></text:p>
              <text:p text:style-name="P10"><text:span text:style-name="T11">3. How long ago was the most recent major change in your life?(employer, birth, death, marriage, move, promotion, etc)</text:span></text:p>
            </draw:text-box>
          </draw:frame>
        </presentation:notes>
      </draw:page>
      <draw:page draw:name="page12" draw:style-name="dp1" draw:master-page-name="Text_20_Master" presentation:presentation-page-layout-name="AL1T19">
        <office:forms form:automatic-focus="false" form:apply-design-mode="false"/>
        <draw:frame presentation:style-name="pr12" draw:text-style-name="P12" draw:layer="layout" svg:width="26cm" svg:height="19.023cm" svg:x="1cm" svg:y="0.977cm" presentation:class="title" presentation:user-transformed="true">
          <draw:text-box>
            <text:p><text:span text:style-name="T12">What are </text:span><text:span text:style-name="T13">your</text:span><text:span text:style-name="T12"> expecta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11" draw:layer="layout" svg:width="17.271cm" svg:height="12.573cm" svg:x="2.159cm" svg:y="13.271cm" presentation:class="notes">
            <draw:text-box>
              <text:p text:style-name="P9"><text:span text:style-name="T11">Answers these questions?</text:span></text:p>
              <text:p text:style-name="P9"><text:span text:style-name="T11"/></text:p>
              <text:p text:style-name="P9"><text:span text:style-name="T11"><text:tab/></text:span><text:span text:style-name="T11">- My name is ( ? )</text:span></text:p>
              <text:p text:style-name="P9"><text:span text:style-name="T11"/></text:p>
              <text:p text:style-name="P9"><text:span text:style-name="T11"><text:tab/></text:span><text:span text:style-name="T11">- I am taking this seminar because ( ? )</text:span></text:p>
              <text:p text:style-name="P9"><text:span text:style-name="T11"/></text:p>
              <text:p text:style-name="P9"><text:span text:style-name="T11"><text:tab/></text:span><text:span text:style-name="T11">- I expect to gain ( ? ) from this seminar</text:span></text:p>
              <text:p text:style-name="P9"><text:span text:style-name="T11"/></text:p>
              <text:p text:style-name="P9"><text:span text:style-name="T11"><text:tab/></text:span><text:span text:style-name="T11">- I plan to apply it by doing ( ? )</text:span></text:p>
              <text:p text:style-name="P10"><text:span text:style-name="T11"/></text:p>
              <text:p text:style-name="P10"><text:span text:style-name="T11">- Please do not mention you role or title!</text:span></text:p>
            </draw:text-box>
          </draw:frame>
        </presentation:notes>
      </draw:page>
      <draw:page draw:name="page13" draw:style-name="dp3" draw:master-page-name="Image_20_Master_20_-_20_Black_20_Title">
        <office:forms form:automatic-focus="false" form:apply-design-mode="false"/>
        <draw:frame draw:style-name="gr3" draw:text-style-name="P13" draw:layer="layout" svg:width="27cm" svg:height="21.228cm" svg:x="0.5cm" svg:y="-0.2cm">
          <draw:text-box>
            <text:p text:style-name="P4"><text:span text:style-name="T14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6" draw:layer="layout" svg:width="17.271cm" svg:height="12.573cm" svg:x="2.159cm" svg:y="13.271cm" presentation:class="notes">
            <draw:text-box>
              <text:p>Any questions or comments?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1pt 1pt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100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4.041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15.062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6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6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5-20T12:00:28</meta:creation-date>
    <meta:editing-duration>PT9H38M58S</meta:editing-duration>
    <meta:editing-cycles>62</meta:editing-cycles>
    <meta:generator>LibreOffice/3.3$Unix OpenOffice.org_project/330m12$Build-1</meta:generator>
    <dc:date>2011-04-14T15:39:56</dc:date>
    <meta:print-date>2009-05-25T14:56:49</meta:print-date>
    <dc:creator>Paul Heidema</dc:cre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